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UniMM" svg:font-family="UniMM, Padauk"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style>
    <style:style style:name="P3" style:family="paragraph" style:parent-style-name="Standard" style:list-style-name="WW8Num1">
      <style:text-properties style:font-name="Trebuchet MS"/>
    </style:style>
    <style:style style:name="P4" style:family="paragraph" style:parent-style-name="Standard">
      <style:text-properties style:font-name="Trebuchet MS" style:font-name-complex="Zawgyi-One"/>
    </style:style>
    <style:style style:name="P5" style:family="paragraph" style:parent-style-name="Standard">
      <style:text-properties style:font-name="Trebuchet MS" fo:language="none" fo:country="none" style:language-asian="none" style:country-asian="none"/>
    </style:style>
    <style:style style:name="P6" style:family="paragraph" style:parent-style-name="Standard">
      <style:text-properties style:font-name="Trebuchet MS" fo:language="none" fo:country="none" style:language-asian="none" style:country-asian="none" style:language-complex="my" style:country-complex="MM"/>
    </style:style>
    <style:style style:name="P7" style:family="paragraph" style:parent-style-name="Standard" style:list-style-name="WW8Num1"/>
    <style:style style:name="P8" style:family="paragraph" style:parent-style-name="Standard">
      <style:text-properties style:font-name="Courier New" fo:font-size="10pt" style:font-size-asian="10pt" style:font-name-complex="Courier New" style:font-size-complex="10pt"/>
    </style:style>
    <style:style style:name="P9" style:family="paragraph" style:parent-style-name="Standard" style:list-style-name="WW8Num1">
      <style:paragraph-properties fo:margin-left="0.6252in" fo:margin-right="0in" fo:text-indent="-0.1252in" style:auto-text-indent="false">
        <style:tab-stops>
          <style:tab-stop style:position="0.6252in"/>
        </style:tab-stops>
      </style:paragraph-properties>
    </style:style>
    <style:style style:name="P10"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style>
    <style:style style:name="P11"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Zawgyi-One"/>
    </style:style>
    <style:style style:name="P12"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Trebuchet MS"/>
    </style:style>
    <style:style style:name="P13" style:family="paragraph" style:parent-style-name="Standard">
      <style:paragraph-properties fo:margin-left="0.5in" fo:margin-right="0in" fo:text-indent="0in" style:auto-text-indent="false"/>
      <style:text-properties style:font-name="Trebuchet MS" fo:language="none" fo:country="none" style:language-asian="none" style:country-asian="none" style:font-name-complex="Zawgyi-One"/>
    </style:style>
    <style:style style:name="P14" style:family="paragraph" style:parent-style-name="Standard" style:list-style-name="WW8Num1">
      <style:paragraph-properties fo:margin-left="1.1252in" fo:margin-right="0in" fo:text-indent="0in" style:auto-text-indent="false">
        <style:tab-stops>
          <style:tab-stop style:position="1.1252in"/>
        </style:tab-stops>
      </style:paragraph-properties>
    </style:style>
    <style:style style:name="P15" style:family="paragraph" style:parent-style-name="Standard" style:master-page-name="Standard">
      <style:paragraph-properties style:page-number="auto"/>
      <style:text-properties style:font-name="Trebuchet MS" fo:font-weight="bold" style:font-weight-asian="bold"/>
    </style:style>
    <style:style style:name="P16" style:family="paragraph">
      <style:paragraph-properties style:writing-mode="lr-tb"/>
    </style:style>
    <style:style style:name="P17" style:family="paragraph">
      <style:paragraph-properties fo:text-align="center" style:writing-mode="lr-tb"/>
    </style:style>
    <style:style style:name="P18" style:family="paragraph">
      <style:paragraph-properties fo:text-align="end" style:writing-mode="lr-tb"/>
    </style:style>
    <style:style style:name="P19" style:family="paragraph">
      <style:paragraph-properties fo:text-align="center"/>
    </style:style>
    <style:style style:name="P20" style:family="paragraph">
      <style:paragraph-properties fo:margin-left="0.3126in" fo:margin-right="0in" fo:text-indent="-0.3122in" style:writing-mode="lr-tb"/>
    </style:style>
    <style:style style:name="P21" style:family="paragraph">
      <style:paragraph-properties fo:margin-left="0.25in" fo:margin-right="0in" fo:text-indent="-0.2496in" style:writing-mode="lr-tb"/>
    </style:style>
    <style:style style:name="T1" style:family="text">
      <style:text-properties style:font-name="Trebuchet MS"/>
    </style:style>
    <style:style style:name="T2" style:family="text">
      <style:text-properties style:font-name="Trebuchet MS" fo:font-style="italic" style:font-style-asian="italic"/>
    </style:style>
    <style:style style:name="T3" style:family="text">
      <style:text-properties style:font-name="Trebuchet MS" fo:font-style="italic" fo:font-weight="bold" style:font-style-asian="italic" style:font-weight-asian="bold" style:font-style-complex="italic"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font-name-complex="Zawgyi-One"/>
    </style:style>
    <style:style style:name="T6" style:family="text">
      <style:text-properties style:font-name="Trebuchet MS" style:font-name-complex="Trebuchet MS"/>
    </style:style>
    <style:style style:name="T7" style:family="text">
      <style:text-properties style:font-name="Trebuchet MS" style:font-name-complex="UniMM"/>
    </style:style>
    <style:style style:name="T8" style:family="text">
      <style:text-properties style:font-name="Trebuchet MS" fo:background-color="#ffff00"/>
    </style:style>
    <style:style style:name="T9" style:family="text">
      <style:text-properties style:font-name="Zawgyi-One" fo:font-size="10pt" style:font-size-asian="10pt" style:font-name-complex="Zawgyi-One" style:font-size-complex="10pt"/>
    </style:style>
    <style:style style:name="T10" style:family="text">
      <style:text-properties fo:color="#000000" style:font-name="Zawgyi-One" fo:font-size="9pt" style:font-size-asian="9pt" style:font-name-complex="Zawgyi-One" style:font-size-complex="9pt"/>
    </style:style>
    <style:style style:name="T11" style:family="text">
      <style:text-properties style:font-name="Courier New" fo:font-size="10pt" style:font-size-asian="10pt" style:font-name-complex="Courier New" style:font-size-complex="10pt"/>
    </style:style>
    <style:style style:name="T12" style:family="text">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style:style>
    <style:style style:name="T13" style:family="text">
      <style:text-properties style:use-window-font-color="true" style:font-name="Courier New" fo:font-size="10pt" fo:language="en" fo:country="US" style:font-name-asian="SimSun1" style:font-size-asian="10pt" style:language-asian="zh" style:country-asian="CN" style:font-name-complex="Courier New" style:font-size-complex="10pt" style:language-complex="ar" style:country-complex="SA"/>
    </style:style>
    <style:style style:name="T14" style:family="text">
      <style:text-properties style:use-window-font-color="true" style:font-name="Courier New" fo:font-size="8pt" fo:language="en" fo:country="US" style:font-name-asian="SimSun1" style:font-size-asian="8pt" style:language-asian="zh" style:country-asian="CN" style:font-name-complex="Courier New"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0307in" fo:padding-right="0.0102in" fo:padding-top="0.0307in" fo:padding-bottom="0.0102in" fo:border="none">
        <style:background-image/>
      </style:graphic-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201in" fo:padding-bottom="0in" fo:padding-left="0.0201in" fo:padding-right="0.0201in" fo:wrap-option="wrap" style:run-through="foreground"/>
    </style:style>
    <style:style style:name="gr5" style:family="graphic">
      <style:graphic-properties draw:stroke="solid" svg:stroke-width="0.0102in" svg:stroke-color="#000000" draw:marker-end="msArrowStealthEnd_20_5" draw:marker-end-width="0.0835in" draw:marker-end-center="false"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none" draw:fill="none" draw:fill-color="#ffffff" draw:textarea-horizontal-align="justify" draw:textarea-vertical-align="top" draw:auto-grow-height="false" draw:auto-grow-width="false" fo:padding-top="0.0201in" fo:padding-bottom="0in" fo:padding-left="0.0201in" fo:padding-right="0in"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799in" fo:padding-bottom="0in" fo:padding-left="0.0201in" fo:padding-right="0in" fo:wrap-option="wrap" style:run-through="foreground"/>
    </style:style>
    <style:style style:name="gr8" style:family="graphic">
      <style:graphic-properties draw:stroke="none" draw:fill="none" draw:fill-color="#ffffff" draw:textarea-horizontal-align="justify" draw:textarea-vertical-align="top" draw:auto-grow-height="false" draw:auto-grow-width="false" fo:padding-top="0.1201in" fo:padding-bottom="0in" fo:padding-left="0.0201in" fo:padding-right="0in" fo:wrap-option="wrap" style:run-through="foreground"/>
    </style:style>
    <style:style style:name="gr9"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ait Zar Testing Plan</text:p>
      <text:p text:style-name="P1"/>
      <text:p text:style-name="Standard"><text:span text:style-name="T2">This document details a series of informal use-case tests which help verify that the Wait Zar system behaves properly. Broad testing is done whenever a feature is added; however, such sweeping verification can often miss tiny details, or minor things broken during an upgrade. Hence, these unit tests “pinpoint” minor features which might be otherwise broken. </text:span></text:p>
      <text:p text:style-name="P1"/>
      <text:p text:style-name="P2">Release 1.8</text:p>
      <text:list xml:id="list43703226" text:style-name="WW8Num1">
        <text:list-item>
          <text:p text:style-name="P3">Standard Usage (powertyping = yes)</text:p>
          <text:list>
            <text:list-item>
              <text:p text:style-name="P9"><text:span text:style-name="T1">Complete the </text:span><text:span text:style-name="T3">WaitZar Official Compatibiity Checklist</text:span><text:span text:style-name="T1"> </text:span></text:p>
            </text:list-item>
            <text:list-item>
              <text:p text:style-name="P9"><text:span text:style-name="T1">Type “ming”, press Space. Type “ga”. Press “left”, then press “g” (no change). Then press “Space” —the pat-sint shortcut should be selected (</text:span><text:span text:style-name="T4">mingga</text:span><text:span text:style-name="T1">, not </text:span><text:span text:style-name="T4">ga</text:span><text:span text:style-name="T1">).</text:span></text:p>
            </text:list-item>
          </text:list>
        </text:list-item>
        <text:list-item>
          <text:p text:style-name="P3">Esoteric Keyboard Bashing (powertyping = yes)</text:p>
          <text:list>
            <text:list-item>
              <text:p text:style-name="P9"><text:span text:style-name="T1">Type “ko”. Right-click on the WZ system tray icon and choose “help”. When the dialog pops up, hit “enter”. The dialog should close (“ko” should </text:span><text:span text:style-name="T2">not</text:span><text:span text:style-name="T1"> be entered.)</text:span></text:p>
            </text:list-item>
            <text:list-item>
              <text:p text:style-name="P10">Press “F1” and type “uf”. Repeat the above test w/ the help box.</text:p>
            </text:list-item>
            <text:list-item>
              <text:p text:style-name="P9"><text:span text:style-name="T1">Right-click to open a help menu. Right-click and try opening a second menu (you shouldn’t be able to).</text:span></text:p>
            </text:list-item>
            <text:list-item>
              <text:p text:style-name="P10">Type $@%$%(@$#%. Make sure it shows up in the sentence window. Hit left, left, and type “ko”. Make sure it inserts correctly.</text:p>
            </text:list-item>
            <text:list-item>
              <text:p text:style-name="P9"><text:span text:style-name="T1">Type $ then left then ko1 then left then ^ then right then right then back back ko2. Make sure the cursor works properly.</text:span></text:p>
            </text:list-item>
            <text:list-item>
              <text:p text:style-name="P9"><text:span text:style-name="T1">Type k shift+o. Make sure “ko” shows.</text:span></text:p>
            </text:list-item>
            <text:list-item>
              <text:p text:style-name="P10">Type F1, “u”, then Backspace, then Space Space. Make sure we don’t enter a “null” word.</text:p>
            </text:list-item>
            <text:list-item>
              <text:p text:style-name="P10">Type “F1”, then switch the encoding. Then, type Space Space. Make sure we don’t enter an invalid word.</text:p>
            </text:list-item>
          </text:list>
        </text:list-item>
        <text:list-item>
          <text:p text:style-name="P3">Simple Usage (powertyping = no)</text:p>
          <text:list>
            <text:list-item>
              <text:p text:style-name="P10">Type “ko”. Hit space. The word should be entered.</text:p>
            </text:list-item>
            <text:list-item>
              <text:p text:style-name="P11">Type “k”. Hit space. Nothing should happen.</text:p>
            </text:list-item>
            <text:list-item>
              <text:p text:style-name="P11">Type “ko”. Hit “9” (invalid). Nothing should happen.</text:p>
            </text:list-item>
            <text:list-item>
              <text:p text:style-name="P9"><text:span text:style-name="T5">Type “9”. The main window should NOT show; 9 should just be typed (in Burmese).</text:span></text:p>
            </text:list-item>
            <text:list-item>
              <text:p text:style-name="P11">Hit the language hotkey. Type “ko”. Hit the language hotkey. All hotkeys should be off. </text:p>
            </text:list-item>
            <text:list-item>
              <text:p text:style-name="P10">Type “ko”. Hit space. Type “ko”. The order should not change. </text:p>
            </text:list-item>
            <text:list-item>
              <text:p text:style-name="P10">Hit “F1” and type the letters of “ko”. The system should find the word. Then, try typing the medials in a different order. It should still find the word.</text:p>
            </text:list-item>
            <text:list-item>
              <text:p text:style-name="P11">Test all branches of this state machine:</text:p>
            </text:list-item>
            <text:list-item>
              <text:p text:style-name="P9"><text:span text:style-name="T1">…then test all branches with “burmesenumerals = no</text:span><text:span text:style-name="T5">”</text:span></text:p>
            </text:list-item>
          </text:list>
        </text:list-item>
      </text:list>
      <text:p text:style-name="P4"/>
      <text:p text:style-name="P4"><text:soft-page-break/></text:p>
      <text:p text:style-name="P4"/>
      <text:p text:style-name="P4"/>
      <text:p text:style-name="P4"/>
      <text:p text:style-name="P13"><text:s/><draw:g text:anchor-type="char" draw:z-index="0" draw:style-name="gr1"><draw:custom-shape draw:style-name="gr2" draw:text-style-name="P16" svg:width="0.3752in" svg:height="0.3752in" svg:x="1.3752in" svg:y="0.78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 svg:x1="0.75in" svg:y1="0.5362in" svg:x2="1.3752in" svg:y2="0.9114in"><text:p/></draw:line><draw:frame draw:style-name="gr4" draw:text-style-name="P18" svg:width="1.1252in" svg:height="0.3752in" svg:x="0.25in" svg:y="0.9114in"><draw:text-box><text:p text:style-name="P18"><text:span text:style-name="T12">Main window hidden.</text:span></text:p></draw:text-box></draw:frame><draw:custom-shape draw:style-name="gr5" draw:text-style-name="P16" svg:width="0.2713in" svg:height="0.6252in" svg:x="1.3752in" svg:y="0.1614in"><text:p/><draw:enhanced-geometry svg:viewBox="0 0 390 900" draw:type="non-primitive" draw:enhanced-path="M 180 900  C 90 795 0 690 0 540  C 0 390 120 0 180 0  C 240 0 330 390 360 540  C 390 690 375 795 360 900  N"/></draw:custom-shape><draw:frame draw:style-name="gr6" draw:text-style-name="P16" svg:width="3.1252in" svg:height="0.6252in" svg:x="1.6252in" svg:y="0.0362in"><draw:text-box><text:p text:style-name="P16"><text:span text:style-name="T13">[,] : emit </text:span><text:span text:style-name="T14">၊</text:span></text:p><text:p text:style-name="P16"><text:span text:style-name="T13">[.] : emit </text:span><text:span text:style-name="T14">။</text:span></text:p><text:p text:style-name="P16"><text:span text:style-name="T13">[←↑→↓_ ret back del esc] : pass on</text:span></text:p></draw:text-box></draw:frame><draw:custom-shape draw:style-name="gr5" draw:text-style-name="P16" svg:width="0.2713in" svg:height="0.5004in" svg:x="1.4791in" svg:y="1.1614in"><text:p/><draw:enhanced-geometry svg:viewBox="0 0 390 720" draw:type="non-primitive" draw:enhanced-path="M 30 0  C 15 120 0 240 30 360  C 60 480 150 720 210 720  C 270 720 390 480 390 360  C 390 240 300 120 210 0  N"/></draw:custom-shape><draw:frame draw:style-name="gr6" draw:text-style-name="P16" svg:width="1.6252in" svg:height="0.2504in" svg:x="1.75in" svg:y="1.2862in"><draw:text-box><text:p text:style-name="P16"><text:span text:style-name="T13">[0-9] : emit </text:span><text:span text:style-name="T14">၀</text:span><text:span text:style-name="T14">-</text:span><text:span text:style-name="T14">၉</text:span></text:p></draw:text-box></draw:frame><draw:line draw:style-name="gr3" draw:text-style-name="P17" svg:x1="1.75in" svg:y1="0.9114in" svg:x2="3.3752in" svg:y2="0.9114in"><text:p/></draw:line><draw:custom-shape draw:style-name="gr2" draw:text-style-name="P16" svg:width="0.3752in" svg:height="0.3752in" svg:x="3.3752in" svg:y="0.78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6" svg:width="1.1252in" svg:height="0.3752in" svg:x="3.75in" svg:y="0.7862in"><draw:text-box><text:p text:style-name="P16"><text:span text:style-name="T12">Main window visible.</text:span></text:p></draw:text-box></draw:frame><draw:frame draw:style-name="gr7" draw:text-style-name="P16" svg:width="1.6252in" svg:height="0.2504in" svg:x="2in" svg:y="0.6614in"><draw:text-box><text:p text:style-name="P16"><text:span text:style-name="T13">[a-z]</text:span><text:span text:style-name="T12">, if valid </text:span><text:span text:style-name="T13">: λ</text:span></text:p></draw:text-box></draw:frame><draw:line draw:style-name="gr3" draw:text-style-name="P17" svg:x1="3.3752in" svg:y1="1.0362in" svg:x2="1.75in" svg:y2="1.0362in"><text:p/></draw:line><draw:frame draw:style-name="gr8" draw:text-style-name="P16" svg:width="1.6252in" svg:height="0.3752in" svg:x="1.8752in" svg:y="0.9114in"><draw:text-box><text:p text:style-name="P16"><text:span text:style-name="T13">(0 letters left)</text:span></text:p></draw:text-box></draw:frame><draw:frame draw:style-name="gr6" draw:text-style-name="P16" svg:width="2.2504in" svg:height="0.5004in" svg:x="2.25in" svg:y="1.6614in"><draw:text-box><text:p text:style-name="P16"><text:span text:style-name="T13">[esc] : λ</text:span></text:p><text:p text:style-name="P16"><text:span text:style-name="T13">[_ ret 0-9]</text:span><text:span text:style-name="T12">, if valid </text:span><text:span text:style-name="T13">: </text:span><text:span text:style-name="T12">emit word</text:span></text:p></draw:text-box></draw:frame><draw:custom-shape draw:style-name="gr5" draw:text-style-name="P16" svg:width="2.2921in" svg:height="0.6461in" svg:x="1.2083in" svg:y="1.1614in"><text:p/><draw:enhanced-geometry svg:viewBox="0 0 3300 930" draw:type="non-primitive" draw:enhanced-path="M 3300 0  C 3270 195 3240 390 2760 540  C 2280 690 840 930 420 900  C 0 870 240 510 240 360  C 240 210 330 105 420 0  N"/></draw:custom-shape><draw:custom-shape draw:style-name="gr5" draw:text-style-name="P16" svg:width="0.313in" svg:height="0.5835in" draw:transform="rotate (0.176976386152192) translate (3.38888888888889in 1.19305555555556in)"><text:p/><draw:enhanced-geometry svg:viewBox="0 0 450 840" draw:type="non-primitive" draw:enhanced-path="M 210 0  C 105 300 0 600 30 720  C 60 840 330 840 390 720  C 450 600 420 300 390 0  N"/></draw:custom-shape><draw:frame draw:style-name="gr6" draw:text-style-name="P16" svg:width="2.2504in" svg:height="0.6252in" svg:x="3.75in" svg:y="1.1614in"><draw:text-box><text:p text:style-name="P16"><text:span text:style-name="T13">[a-z back] : </text:span><text:span text:style-name="T12">add/delete a letter</text:span></text:p><text:p text:style-name="P16"><text:span text:style-name="T13">[← →] : change selection</text:span></text:p><text:p text:style-name="P16"><text:span text:style-name="T13">[.,↑↓ del] : ignore</text:span></text:p></draw:text-box></draw:frame></draw:g></text:p>
      <text:p text:style-name="P4"/>
      <text:p text:style-name="P4"/>
      <text:p text:style-name="P4"/>
      <text:p text:style-name="P4"/>
      <text:p text:style-name="P4"/>
      <text:p text:style-name="P4"/>
      <text:p text:style-name="P4"/>
      <text:p text:style-name="P4"/>
      <text:p text:style-name="P4"/>
      <text:p text:style-name="P4"/>
      <text:list xml:id="list43723709" text:continue-numbering="true" text:style-name="WW8Num1">
        <text:list-item>
          <text:p text:style-name="P7"><text:span text:style-name="T1">Moving windows (lockwindows = yes, powertyping = yes.)</text:span></text:p>
          <text:list>
            <text:list-item>
              <text:p text:style-name="P10">Type “ko”. The main window should appear with the sub window under it.</text:p>
            </text:list-item>
            <text:list-item>
              <text:p text:style-name="P9"><text:span text:style-name="T1">Type “ko”, drag the main window. The sub-menu should follow it.</text:span></text:p>
            </text:list-item>
            <text:list-item>
              <text:p text:style-name="P10">Type “ko”, drag the sub window. The main window should follow it.</text:p>
            </text:list-item>
            <text:list-item>
              <text:p text:style-name="P10">Type “1”. Drag the sub-window. Type “ko”. The main window should appear above it. </text:p>
            </text:list-item>
            <text:list-item>
              <text:p text:style-name="P9"><text:span text:style-name="T1">Type “ko”, drag the main window followed by the sub window. Hit “space”. Drag the sub-window. Type “ko”. The sub window should always be under the main window.</text:span></text:p>
            </text:list-item>
            <text:list-item>
              <text:p text:style-name="P10">Open the help keyboard (F1) and drag the main window. The sub-window should follow.</text:p>
            </text:list-item>
            <text:list-item>
              <text:p text:style-name="P10">Start WaitZar. Minimize to the desktop. Switch to Burmese. Press “F1” for the help keyboard. Make sure all windows are in their respective places.</text:p>
            </text:list-item>
          </text:list>
        </text:list-item>
        <text:list-item>
          <text:p text:style-name="P3">Desktop borders</text:p>
          <text:list>
            <text:list-item>
              <text:p text:style-name="P9"><text:span text:style-name="T1">Type “ko”. Type a long word (a word which makes the main window longer than the sub-window.) Drag the sub-window. The main window should never be pushed outside the desktop.</text:span></text:p>
            </text:list-item>
            <text:list-item>
              <text:p text:style-name="P9"><text:span text:style-name="T1">Type “ko”. Type a long word, and drag by the sub-window until the main window is at the right edge of the screen. Now, hit Backspace until the main window shrinks. Drag the sub-window to the right; the main window should follow (until it reaches the screen’s edge.)</text:span></text:p>
            </text:list-item>
            <text:list-item>
              <text:p text:style-name="P10">Repeat those two tests with the sub-window.</text:p>
            </text:list-item>
            <text:list-item>
              <text:p text:style-name="P10">Repeat those four tests with the bottom of the screen.</text:p>
            </text:list-item>
            <text:list-item>
              <text:p text:style-name="P10">Repeat those eight tests with the left and top of the screen, no resizing testing necessary.</text:p>
            </text:list-item>
            <text:list-item>
              <text:p text:style-name="P9"><text:span text:style-name="T1">Drag the help and memory windows around; make sure nothing gets “stuck” anywhere. Make sure they stay in position after hitting F1 several times (to do/undo “help mode).</text:span></text:p>
            </text:list-item>
          </text:list>
        </text:list-item>
        <text:list-item>
          <text:p text:style-name="P7"><text:soft-page-break/><text:span text:style-name="T1">Repainting windows (lockwindows = no, powertyping = yes)</text:span></text:p>
          <text:list>
            <text:list-item>
              <text:p text:style-name="P9"><text:span text:style-name="T1">Type “ko”. Drag the sub-window over the main window. It should repaint in real-time. Release the sub-window and type “t”. The main window should repaint appropriately.</text:span></text:p>
            </text:list-item>
            <text:list-item>
              <text:p text:style-name="P10">Type “ko”. Drag the main window over the sub-window. It should repaint in real-time.</text:p>
            </text:list-item>
            <text:list-item>
              <text:p text:style-name="P10">Type “ko”. Drag one of the windows partially over the other. Now, right-click on the WZ shell icon and choose “help”. Drag the help dialog over the main and sub windows. They should behave appropriately.</text:p>
            </text:list-item>
            <text:list-item>
              <text:p text:style-name="P9"><text:span text:style-name="T1">Repeat the most recent test with the </text:span><text:span text:style-name="T2">other</text:span><text:span text:style-name="T1"> window overlapping.</text:span></text:p>
            </text:list-item>
            <text:list-item>
              <text:p text:style-name="P10">Drag the help window across the other 3 windows, then the memory list over all 3, then the help dialogue box over all 4 windows. </text:p>
            </text:list-item>
            <text:list-item>
              <text:p text:style-name="P10">Drag the help and memory windows UNDER the help dialog box.</text:p>
            </text:list-item>
          </text:list>
        </text:list-item>
        <text:list-item>
          <text:p text:style-name="P3">Configuration File Checks</text:p>
          <text:list>
            <text:list-item>
              <text:p text:style-name="P9"><text:span text:style-name="T1">Make a config file with an invalid hotkey: use ONLY unsupported symbols (e.g., hotkey = %). The program should use the default and label it correctly in the WZ system tray menu.</text:span></text:p>
            </text:list-item>
            <text:list-item>
              <text:p text:style-name="P9"><text:span text:style-name="T1">Test for similar behavior with an option that has =\n (cutoff) and see if it works. Also test with hotkey\n (no equals, no value) and see if it works.</text:span></text:p>
            </text:list-item>
            <text:list-item>
              <text:p text:style-name="P10">Test for hotkey=\n+m (broken input); WZ should ignore this.</text:p>
            </text:list-item>
            <text:list-item>
              <text:p text:style-name="P10">Test with empty config.txt or mywords.txt. Verify each warning msg.</text:p>
            </text:list-item>
            <text:list-item>
              <text:p text:style-name="P9"><text:span text:style-name="T1">Make a config file with a mis-spelled option (e.g., “hotky”). It should be skipped.</text:span></text:p>
            </text:list-item>
            <text:list-item>
              <text:p text:style-name="P9"><text:span text:style-name="T1">Make a config file with only a “name” (no equals sign). Make sure it doesn’t crash. Repeat for mywords.txt</text:span></text:p>
            </text:list-item>
          </text:list>
        </text:list-item>
        <text:list-item>
          <text:p text:style-name="P3">Fragile Files</text:p>
          <text:list>
            <text:list-item>
              <text:p text:style-name="P10">Make a config file containing exactly zero bytes. See if it breaks.</text:p>
            </text:list-item>
            <text:list-item>
              <text:p text:style-name="P10">Make a config file consisting of entirely newlines. See if it breaks.</text:p>
            </text:list-item>
            <text:list-item>
              <text:p text:style-name="P10">Make a config file consisting of entirely spaces. See if it breaks.</text:p>
            </text:list-item>
            <text:list-item>
              <text:p text:style-name="P10">Make a config file consisting of newlines, tabs, and spaces. See if it breaks.</text:p>
            </text:list-item>
            <text:list-item>
              <text:p text:style-name="P10">Make a config file with an improperly constructed commented line (e.g., //, _#) and verify that it behaves predictably. The commented line should be an otherwise valid line.</text:p>
            </text:list-item>
            <text:list-item>
              <text:p text:style-name="P10">Make a config file consisting of one line (a comment) and no trailing newline. See if it breaks.</text:p>
            </text:list-item>
            <text:list-item>
              <text:p text:style-name="P9"><text:span text:style-name="T1">Make a config file with one option, and zero spaces, with a trailing \n. See if it breaks.</text:span></text:p>
            </text:list-item>
            <text:list-item>
              <text:p text:style-name="P10">Make a config file with one option and NO trailing newlines. See if it breaks. </text:p>
            </text:list-item>
            <text:list-item>
              <text:p text:style-name="P9"><text:span text:style-name="T1">Try the above with custom words files (mywords.txt)</text:span></text:p>
            </text:list-item>
            <text:list-item>
              <text:p text:style-name="P9"><text:soft-page-break/><text:span text:style-name="T1">Make a config file with _+name=value. See if it breaks. (_+ means any number of spaces)</text:span></text:p>
            </text:list-item>
            <text:list-item>
              <text:p text:style-name="P10">Make a config file with name_+=value. Then, make one with name=_+value. Then make one with name=value_+. See if any break.</text:p>
            </text:list-item>
            <text:list-item>
              <text:p text:style-name="P9"><text:span text:style-name="T1">Make a config file with name=value_+\n_+name=value. Also try name=value\n_+name=value. Also try name=value\nname=value. Also try name=value_+\nname=value. See if any break. </text:span></text:p>
            </text:list-item>
            <text:list-item>
              <text:p text:style-name="P10">Encode a config.txt file as UTF-8, and then a mywords.txt file as ASCII. The program should either work or crash with a reliable message. </text:p>
            </text:list-item>
            <text:list-item>
              <text:p text:style-name="P9"><text:span text:style-name="T1">Make a mywords.txt file which uses illegal characters for the romanisation (e.g., </text:span><text:span text:style-name="T6">ka=</text:span><text:span text:style-name="T9">က</text:span><text:span text:style-name="T6">)… this will make “name” null. See if it breaks.</text:span></text:p>
            </text:list-item>
            <text:list-item>
              <text:p text:style-name="P12">Try the same with val==null.</text:p>
            </text:list-item>
          </text:list>
        </text:list-item>
        <text:list-item>
          <text:p text:style-name="P3">More Configuration Options</text:p>
          <text:list>
            <text:list-item>
              <text:p text:style-name="P10">Set the language hotkey to ^m </text:p>
            </text:list-item>
            <text:list-item>
              <text:p text:style-name="P10">Set the language hotkey to ^_</text:p>
            </text:list-item>
            <text:list-item>
              <text:p text:style-name="P10">Set the language hotkey to q</text:p>
            </text:list-item>
            <text:list-item>
              <text:p text:style-name="P9"><text:span text:style-name="T1">Set the language hotkey to !+</text:span></text:p>
            </text:list-item>
            <text:list-item>
              <text:p text:style-name="P9"><text:span text:style-name="T1">Set the language hotkey to Q (should become shift+Q)</text:span></text:p>
            </text:list-item>
            <text:list-item>
              <text:p text:style-name="P9"><text:span text:style-name="T1">Set mywordswarning to yes. Make sure the dialog pops up. Try with/without a custom dictionary.</text:span></text:p>
            </text:list-item>
            <text:list-item>
              <text:p text:style-name="P10">Same with mywordswarning to no.</text:p>
            </text:list-item>
            <text:list-item>
              <text:p text:style-name="P10">Set the hotkey to an un-typable ASCII key value. See what happens. </text:p>
            </text:list-item>
            <text:list-item>
              <text:p text:style-name="P9"><text:span text:style-name="T1">Set “</text:span><text:span text:style-name="T6">ballooononstart” to “yes” and make sure the WZ popup balloon shows on startup.</text:span></text:p>
            </text:list-item>
            <text:list-item>
              <text:p text:style-name="P12">Set “ballooononstart” to “no” and make sure no balloon shows.</text:p>
            </text:list-item>
            <text:list-item>
              <text:p text:style-name="P9"><text:span text:style-name="T1">Set “</text:span><text:span text:style-name="T6">trackcaret” to yes; ensure that the caret is tracked in MS Word, Notepad, and Firefox.</text:span></text:p>
            </text:list-item>
            <text:list-item>
              <text:p text:style-name="P12">Set “trackcaret” to no; ensure that dragging the box has a permanent effect.</text:p>
            </text:list-item>
            <text:list-item>
              <text:p text:style-name="P9"><text:span text:style-name="T1">Set “</text:span><text:span text:style-name="T6">defaultencoding” to “unicode”, then “zawgyi”, then “wininnwa” and make sure WZ starts in that mode.</text:span></text:p>
            </text:list-item>
            <text:list-item>
              <text:p text:style-name="P9"><text:span text:style-name="T1">Set “</text:span><text:span text:style-name="T6">burmesenumerals” to “no” and make sure that the numbers are caught in the sentence window.</text:span></text:p>
            </text:list-item>
            <text:list-item>
              <text:p text:style-name="P9"><text:span text:style-name="T6">Set “alwayselevate” to true, and make sure Windows Vista asks to elevate WZ.</text:span></text:p>
            </text:list-item>
            <text:list-item>
              <text:p text:style-name="P12">The same, but make sure it doesn’t crash XP.</text:p>
            </text:list-item>
            <text:list-item>
              <text:p text:style-name="P9"><text:span text:style-name="T6">Set “ignoremodel” to “yes”, start WZ, and make sure you can’t type anything (but everything else works —no crashing!)</text:span></text:p>
            </text:list-item>
            <text:list-item>
              <text:p text:style-name="P9"><text:span text:style-name="T6">Set “charaset” to “any”, and make sure WZ loads properly anyway. </text:span></text:p>
            </text:list-item>
            <text:list-item>
              <text:p text:style-name="P9"><text:span text:style-name="T6">Set “charaset” to “any” and make sure the help keyboard is disabled.</text:span></text:p>
            </text:list-item>
            <text:list-item>
              <text:p text:style-name="P9"><text:span text:style-name="T6">Set “fontfileregular” to the wz font and “fontfilesmall” to the wz small font (in the same directory). Make sure WZ loads exactly as before.</text:span></text:p>
            </text:list-item>
            <text:list-item>
              <text:p text:style-name="P12"><text:soft-page-break/>Set “fontfileregular” to the small font, and “fontfilesmall” to the regular font (absolute paths). Make sure the font sizes are switched in WZ.</text:p>
            </text:list-item>
            <text:list-item>
              <text:p text:style-name="P9"><text:span text:style-name="T1">Set “ignoremodel” to true, and then load all words through MyanmarList_v2.txt (in the Java folder). Type a few words with WZ and check that it functions properly. Note how long it takes to load.</text:span></text:p>
            </text:list-item>
          </text:list>
        </text:list-item>
        <text:list-item>
          <text:p text:style-name="P3">Performance</text:p>
          <text:list>
            <text:list-item>
              <text:p text:style-name="P10">Try using Wait Zar while having a webcam conversation. If it’s too slow (and changing the priority doesn’t help) at least file a bug report. </text:p>
            </text:list-item>
          </text:list>
        </text:list-item>
        <text:list-item>
          <text:p text:style-name="P3">Custom Words</text:p>
          <text:list>
            <text:list-item>
              <text:p text:style-name="P9"><text:span text:style-name="T1">The following tree shows the structure of valid letters/words which can be typed. Add the following words to the dictionary one by one and verify that each path can still be taken and all words are presented correctly. Do this with powertyping=no to avoid re-ordering.</text:span></text:p>
              <text:list>
                <text:list-item>
                  <text:p text:style-name="P14"><text:span text:style-name="T10">ကုတ္</text:span><text:span text:style-name="T1"> = koke (currently in dictionary)</text:span></text:p>
                </text:list-item>
                <text:list-item>
                  <text:p text:style-name="P14"><text:span text:style-name="T1">newa = kone</text:span></text:p>
                </text:list-item>
                <text:list-item>
                  <text:p text:style-name="P14"><text:span text:style-name="T1">newb = kote</text:span></text:p>
                </text:list-item>
                <text:list-item>
                  <text:p text:style-name="P14"><text:span text:style-name="T1">newc = kone (same romanisation as a)</text:span></text:p>
                </text:list-item>
                <text:list-item>
                  <text:p text:style-name="P14"><text:span text:style-name="T1">newd = k (final nexus entry is new)</text:span></text:p>
                </text:list-item>
                <text:list-item>
                  <text:p text:style-name="P14"><text:span text:style-name="T1">newe = k (same path as d)</text:span></text:p>
                </text:list-item>
                <text:list-item>
                  <text:p text:style-name="P14"><text:span text:style-name="T1">newf = kaoe (final 2 nexus entries are new)</text:span></text:p>
                </text:list-item>
                <text:list-item>
                  <text:p text:style-name="P14"><text:span text:style-name="T1">newg = kaoe (same path as f)</text:span></text:p>
                </text:list-item>
                <text:list-item>
                  <text:p text:style-name="P14"><text:span text:style-name="T9">စုိးေလဇီ</text:span><text:span text:style-name="T5"> = quiddle</text:span><text:span text:style-name="T1">(new word, unique nexus from the root node through several stages)</text:span></text:p>
                </text:list-item>
                <text:list-item>
                  <text:p text:style-name="P14"><text:span text:style-name="T9">ကုိး</text:span><text:span text:style-name="T1"> = quiddle (currently in dictionary, same path as previous)</text:span></text:p>
                </text:list-item>
              </text:list>
            </text:list-item>
            <text:list-item>
              <text:p text:style-name="P10">Also test these individually to see if/how they break</text:p>
              <text:list>
                <text:list-item>
                  <text:p text:style-name="P14"><text:span text:style-name="T7">ka = </text:span><text:span text:style-name="T9">က</text:span><text:span text:style-name="T1"> (duplicate romanisation/word pair)</text:span></text:p>
                </text:list-item>
                <text:list-item>
                  <text:p text:style-name="P14"><text:span text:style-name="T1">(note: prefixes are just about impossible to overflow. Too many words/nexi are possible, but highly infeasible. It’s not really necessary to test these overflows.)</text:span></text:p>
                </text:list-item>
              </text:list>
            </text:list-item>
          </text:list>
        </text:list-item>
      </text:list>
      <text:p text:style-name="P6"><draw:line text:anchor-type="char" draw:z-index="2" draw:style-name="gr10" draw:text-style-name="P17" svg:x1="0.7602in" svg:y1="0.1118in" svg:x2="0.7602in" svg:y2="0.3972in"><text:p/></draw:line></text:p>
      <text:p text:style-name="P6"><draw:line text:anchor-type="char" draw:z-index="38" draw:style-name="gr10" draw:text-style-name="P17" svg:x1="1.3437in" svg:y1="2.5555in" svg:x2="1.3437in" svg:y2="2.9165in"><text:p/></draw:line><draw:frame draw:style-name="fr1" draw:name="Frame1" text:anchor-type="char" svg:x="1.198in" svg:y="3.4in" svg:width="0.4272in" svg:height="0.2189in" draw:z-index="41"><draw:text-box><text:p text:style-name="P8">[~]</text:p></draw:text-box></draw:frame><draw:line text:anchor-type="char" draw:z-index="40" draw:style-name="gr10" draw:text-style-name="P17" svg:x1="1.3437in" svg:y1="3.2917in" svg:x2="1.3437in" svg:y2="3.4315in"><text:p/></draw:line><draw:custom-shape text:anchor-type="char" draw:z-index="39" draw:style-name="gr9" draw:text-style-name="P16" svg:width="0.3752in" svg:height="0.3752in" svg:x="1.1665in" svg:y="2.9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2" text:anchor-type="char" svg:x="1.9165in" svg:y="2.698in" svg:width="1.1354in" svg:height="0.2189in" draw:z-index="29"><draw:text-box><text:p text:style-name="Standard"><text:span text:style-name="T11">[~ t n]</text:span></text:p></draw:text-box></draw:frame><draw:connector text:anchor-type="char" draw:z-index="37" draw:style-name="gr11" draw:text-style-name="P19" svg:x1="1.5417in" svg:y1="2.3953in" svg:x2="1.9902in" svg:y2="2.3965in" svg:d="m2220 3449h323v2h323"><text:p/></draw:connector><draw:line text:anchor-type="char" draw:z-index="28" draw:style-name="gr10" draw:text-style-name="P17" svg:x1="1.9898in" svg:y1="2.3953in" svg:x2="1.9898in" svg:y2="2.698in"><text:p/></draw:line><draw:frame draw:style-name="fr1" draw:name="Frame3" text:anchor-type="char" svg:x="0.7917in" svg:y="2.5346in" svg:width="0.4272in" svg:height="0.2189in" draw:z-index="33"><draw:text-box><text:p text:style-name="P8">e</text:p></draw:text-box></draw:frame><draw:frame draw:style-name="fr1" draw:name="Frame4" text:anchor-type="char" svg:x="0.6457in" svg:y="3.3791in" svg:width="0.4272in" svg:height="0.2189in" draw:z-index="36"><draw:text-box><text:p text:style-name="P8">[~]</text:p></draw:text-box></draw:frame><draw:line text:anchor-type="char" draw:z-index="35" draw:style-name="gr10" draw:text-style-name="P17" svg:x1="0.7917in" svg:y1="3.2709in" svg:x2="0.7917in" svg:y2="3.4106in"><text:p/></draw:line><draw:custom-shape text:anchor-type="char" draw:z-index="34" draw:style-name="gr9" draw:text-style-name="P16" svg:width="0.3752in" svg:height="0.3752in" svg:x="0.6146in" svg:y="2.89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2" draw:style-name="gr10" draw:text-style-name="P17" svg:x1="0.7917in" svg:y1="2.5346in" svg:x2="0.7917in" svg:y2="2.8957in"><text:p/></draw:line><draw:frame draw:style-name="fr1" draw:name="Frame5" text:anchor-type="char" svg:x="0.448in" svg:y="2.6335in" svg:width="0.4272in" svg:height="0.2189in" draw:z-index="31"><draw:text-box><text:p text:style-name="P8">[~]</text:p></draw:text-box></draw:frame><draw:line text:anchor-type="char" draw:z-index="30" draw:style-name="gr10" draw:text-style-name="P17" svg:x1="0.5937in" svg:y1="2.5252in" svg:x2="0.5937in" svg:y2="2.665in"><text:p/></draw:line><draw:custom-shape text:anchor-type="char" draw:z-index="27" draw:style-name="gr9" draw:text-style-name="P16" svg:width="0.3752in" svg:height="0.3752in" svg:x="0.5311in" svg:y="2.18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6" text:anchor-type="char" svg:x="0.3228in" svg:y="1.898in" svg:width="0.5835in" svg:height="0.2189in" draw:z-index="26"><draw:text-box><text:p text:style-name="P8"><text:s text:c="3"/>t</text:p></draw:text-box></draw:frame><draw:line text:anchor-type="char" draw:z-index="25" draw:style-name="gr10" draw:text-style-name="P17" svg:x1="0.7083in" svg:y1="1.8957in" svg:x2="0.7083in" svg:y2="2.1811in"><text:p/></draw:line><draw:line text:anchor-type="char" draw:z-index="24" draw:style-name="gr10" draw:text-style-name="P17" svg:x1="1.3437in" svg:y1="1.9811in" svg:x2="1.3437in" svg:y2="2.1831in"><text:p/></draw:line><draw:custom-shape text:anchor-type="char" draw:z-index="23" draw:style-name="gr9" draw:text-style-name="P16" svg:width="0.3752in" svg:height="0.3752in" svg:x="1.1665in" svg:y="2.18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7" text:anchor-type="char" svg:x="1.3854in" svg:y="1.898in" svg:width="0.4374in" svg:height="0.2189in" draw:z-index="22"><draw:text-box><text:p text:style-name="P8">n</text:p></draw:text-box></draw:frame><draw:frame draw:style-name="fr1" draw:name="Frame8" text:anchor-type="char" svg:x="1.1354in" svg:y="1.5854in" svg:width="1.5in" svg:height="0.2189in" draw:z-index="21"><draw:text-box><text:p text:style-name="Standard"><text:span text:style-name="T11">[~ u i e o]</text:span></text:p></draw:text-box></draw:frame><draw:line text:anchor-type="char" draw:z-index="20" draw:style-name="gr10" draw:text-style-name="P17" svg:x1="0.9583in" svg:y1="1.6835in" svg:x2="1.1354in" svg:y2="1.6835in"><text:p/></draw:line><draw:custom-shape text:anchor-type="char" draw:z-index="19" draw:style-name="gr9" draw:text-style-name="P16" svg:width="0.3752in" svg:height="0.3752in" svg:x="0.57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9" text:anchor-type="char" svg:x="0.6043in" svg:y="1.2374in" svg:width="0.3126in" svg:height="0.2189in" draw:z-index="18"><draw:text-box><text:p text:style-name="P8">o</text:p></draw:text-box></draw:frame><draw:line text:anchor-type="char" draw:z-index="17" draw:style-name="gr10" draw:text-style-name="P17" svg:x1="0.75in" svg:y1="1.2374in" svg:x2="0.75in" svg:y2="1.5228in"><text:p/></draw:line><draw:connector text:anchor-type="char" draw:z-index="16" draw:style-name="gr11" draw:text-style-name="P19" svg:x1="0.7917in" svg:y1="1.9811in" svg:x2="1.3339in" svg:y2="1.9827in" svg:d="m1140 2853h391v2h390"><text:p/></draw:connector><draw:connector text:anchor-type="char" draw:z-index="15" draw:style-name="gr11" draw:text-style-name="P19" svg:x1="0.7917in" svg:y1="1.898in" svg:x2="0.7929in" svg:y2="1.9819in" svg:d="m1140 2733v61h2v60"><text:p/></draw:connector><draw:connector text:anchor-type="char" draw:z-index="14" draw:style-name="gr11" draw:text-style-name="P19" svg:x1="3.0528in" svg:y1="1.3665in" svg:x2="0.7917in" svg:y2="1.3681in" svg:d="m4396 1968h-1628v2h-1628"><text:p/></draw:connector><draw:connector text:anchor-type="char" draw:z-index="13" draw:style-name="gr11" draw:text-style-name="P19" svg:x1="0.7917in" svg:y1="1.2354in" svg:x2="0.7929in" svg:y2="1.3673in" svg:d="m1140 1779v95h2v95"><text:p/></draw:connector><draw:frame draw:style-name="fr1" draw:name="Frame10" text:anchor-type="char" svg:x="2.9583in" svg:y="2.1102in" svg:width="2.5102in" svg:height="0.2189in" draw:z-index="12"><draw:text-box><text:p text:style-name="Standard"><text:span text:style-name="T11">[~ r n m l i e b y w u t]</text:span></text:p></draw:text-box></draw:frame><draw:line text:anchor-type="char" draw:z-index="11" draw:style-name="gr10" draw:text-style-name="P17" svg:x1="3.0622in" svg:y1="1.8957in" svg:x2="3.052in" svg:y2="2.1165in"><text:p/></draw:line><draw:line text:anchor-type="char" draw:z-index="10" draw:style-name="gr10" draw:text-style-name="P17" svg:x1="3.052in" svg:y1="1.3665in" svg:x2="3.052in" svg:y2="1.5209in"><text:p/></draw:line><draw:custom-shape text:anchor-type="char" draw:z-index="9" draw:style-name="gr9" draw:text-style-name="P16" svg:width="0.3752in" svg:height="0.3752in" svg:x="2.8646in" svg:y="1.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1" text:anchor-type="char" svg:x="1.0209in" svg:y="1.2in" svg:width="0.3126in" svg:height="0.2189in" draw:z-index="8"><draw:text-box><text:p text:style-name="P8">a</text:p></draw:text-box></draw:frame><draw:frame draw:style-name="fr1" draw:name="Frame12" text:anchor-type="char" svg:x="1.3854in" svg:y="0.9291in" svg:width="1.5102in" svg:height="0.2189in" draw:z-index="7"><draw:text-box><text:p text:style-name="P8">[w u i h e y]</text:p></draw:text-box></draw:frame><draw:line text:anchor-type="char" draw:z-index="6" draw:style-name="gr10" draw:text-style-name="P17" svg:x1="0.948in" svg:y1="1.0272in" svg:x2="1.3024in" svg:y2="1.0272in"><text:p/></draw:line><draw:line text:anchor-type="char" draw:z-index="5" draw:style-name="gr10" draw:text-style-name="P17" svg:x1="0.75in" svg:y1="0.5752in" svg:x2="0.75in" svg:y2="0.8606in"><text:p/></draw:line><draw:custom-shape text:anchor-type="char" draw:z-index="4" draw:style-name="gr9" draw:text-style-name="P16" svg:width="0.3752in" svg:height="0.3752in" svg:x="0.5728in" svg:y="0.8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3" text:anchor-type="char" svg:x="0.9063in" svg:y="0.6417in" svg:width="0.3126in" svg:height="0.2189in" draw:z-index="3"><draw:text-box><text:p text:style-name="P8">k</text:p></draw:text-box></draw:frame><draw:custom-shape text:anchor-type="char" draw:z-index="1" draw:style-name="gr9" draw:text-style-name="P16" svg:width="0.3752in" svg:height="0.3752in" svg:x="0.5626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list xml:id="list43702074" text:continue-numbering="true" text:style-name="WW8Num1">
        <text:list-item>
          <text:p text:style-name="P3">Chinese Dictionary</text:p>
          <text:list>
            <text:list-item>
              <text:p text:style-name="P9"><text:span text:style-name="T1">Load the Chinese dictionary included with WZ, its corresponding fonts, and <text:s/>set the necessary config options. Test typing some words, deleting, and selecting. Make sure it outputs proper Unicode.</text:span></text:p>
            </text:list-item>
            <text:list-item>
              <text:p text:style-name="P9"><text:span text:style-name="T8">Same task; make sure full and half stop are disabled. (For now, no. We need a better way of doing this later…)</text:span></text:p>
            </text:list-item>
            <text:list-item>
              <text:p text:style-name="P10">Same task; make sure the help keyboard is disabled.</text:p>
            </text:list-item>
            <text:list-item>
              <text:p text:style-name="P9"><text:span text:style-name="T1">More tests will be necessary for real-world usage (e.g., actually </text:span><text:span text:style-name="T2">assigning</text:span><text:span text:style-name="T1"> a half and full stop character) but this will have to wait for the next release.</text:span></text:p>
            </text:list-item>
          </text:list>
        </text:list-item>
        <text:list-item>
          <text:p text:style-name="P3">Help Keyboard</text:p>
          <text:list>
            <text:list-item>
              <text:p text:style-name="P10">Test out all branches of the following state machine:</text:p>
            </text:list-item>
          </text:list>
        </text:list-item>
      </text:list>
      <text:p text:style-name="P5"><draw:g text:anchor-type="char" draw:z-index="42" draw:style-name="gr1"><draw:custom-shape draw:style-name="gr2" draw:text-style-name="P16" svg:width="0.3752in" svg:height="0.3752in" svg:x="1.1563in" svg:y="0.729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 svg:x1="0.5311in" svg:y1="0.4795in" svg:x2="1.1563in" svg:y2="0.8547in"><text:p/></draw:line><draw:frame draw:style-name="gr4" draw:text-style-name="P18" svg:width="1.1252in" svg:height="0.3752in" svg:x="0.0311in" svg:y="0.8543in"><draw:text-box><text:p text:style-name="P18"><text:span text:style-name="T12">Help/memory windows hidden.</text:span></text:p></draw:text-box></draw:frame><draw:custom-shape draw:style-name="gr2" draw:text-style-name="P16" svg:width="0.3752in" svg:height="0.3752in" svg:x="4.4791in" svg:y="0.729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6" svg:width="1.1252in" svg:height="0.3752in" svg:x="4.9583in" svg:y="0.7295in"><draw:text-box><text:p text:style-name="P16"><text:span text:style-name="T12">Help/memory windows visible.</text:span></text:p></draw:text-box></draw:frame><draw:frame draw:style-name="gr7" draw:text-style-name="P16" svg:width="0.7295in" svg:height="0.2504in" svg:x="1.1768in" svg:y="0.2709in"><draw:text-box><text:p text:style-name="P16"><text:span text:style-name="T13">[F1]: λ</text:span></text:p></draw:text-box></draw:frame><draw:frame draw:style-name="gr6" draw:text-style-name="P20" svg:width="2.2504in" svg:height="0.5807in" svg:x="1.8228in" svg:y="1.6661in"><draw:text-box><text:p text:style-name="P20"><text:span text:style-name="T13">[_ ret]:</text:span><text:span text:style-name="T12"> emit word &amp; add to memory list; add to dictionary if it doesn’t exist (temporary) </text:span></text:p></draw:text-box></draw:frame><draw:custom-shape draw:style-name="gr5" draw:text-style-name="P16" svg:width="0.313in" svg:height="0.5835in" draw:transform="rotate (0.176976386152192) translate (4.49305555555556in 1.13650481189851in)"><text:p/><draw:enhanced-geometry svg:viewBox="0 0 450 840" draw:type="non-primitive" draw:enhanced-path="M 210 0  C 105 300 0 600 30 720  C 60 840 330 840 390 720  C 450 600 420 300 390 0  N"/></draw:custom-shape><draw:frame draw:style-name="gr6" draw:text-style-name="P21" svg:width="1.1878in" svg:height="0.6252in" svg:x="4.8228in" svg:y="1.2154in"><draw:text-box><text:p text:style-name="P21"><text:span text:style-name="T13">[any]: </text:span><text:span text:style-name="T12">type letter (inc. shift modifier)</text:span></text:p><text:p text:style-name="P16"><text:span text:style-name="T13"/></text:p></draw:text-box></draw:frame><draw:custom-shape draw:style-name="gr2" draw:text-style-name="P16" svg:width="0.3752in" svg:height="0.3752in" svg:x="1.9894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 svg:x1="1.4583in" svg:y1="0.7504in" svg:x2="1.9894in" svg:y2="0.3614in"><text:p/></draw:line><draw:line draw:style-name="gr3" draw:text-style-name="P17" svg:x1="2.3539in" svg:y1="0.3717in" svg:x2="4.4791in" svg:y2="0.8543in"><text:p/></draw:line><draw:frame draw:style-name="gr7" draw:text-style-name="P20" svg:width="2.3752in" svg:height="0.3543in" svg:x="2.4063in" svg:y="0.1669in"><draw:text-box><text:p text:style-name="P20"><text:span text:style-name="T13"><text:s/></text:span><text:span text:style-name="T13">λ: show main/sec. </text:span></text:p><text:p text:style-name="P20"><text:span text:style-name="T13"><text:s text:c="7"/></text:span><text:span text:style-name="T13">windows if necessary.</text:span></text:p></draw:text-box></draw:frame><draw:custom-shape draw:style-name="gr2" draw:text-style-name="P16" svg:width="0.3752in" svg:height="0.3752in" svg:x="2.8957in" svg:y="0.729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 svg:x1="4.4791in" svg:y1="0.9098in" svg:x2="3.2709in" svg:y2="0.9098in"><text:p/></draw:line><draw:frame draw:style-name="gr7" draw:text-style-name="P16" svg:width="1.2815in" svg:height="0.4169in" svg:x="3.2701in" svg:y="0.8925in"><draw:text-box><text:p text:style-name="P16"><text:span text:style-name="T13">[F1 Esc]: <text:s/>λ</text:span></text:p></draw:text-box></draw:frame><draw:line draw:style-name="gr3" draw:text-style-name="P17" svg:x1="2.8949in" svg:y1="0.9098in" svg:x2="1.572in" svg:y2="0.9098in"><text:p/></draw:line><draw:frame draw:style-name="gr7" draw:text-style-name="P20" svg:width="1.5941in" svg:height="0.5835in" svg:x="1.4575in" svg:y="0.9028in"><draw:text-box><text:p text:style-name="P20"><text:span text:style-name="T13"><text:s/></text:span><text:span text:style-name="T13">λ: hide main/sec. </text:span></text:p><text:p text:style-name="P20"><text:span text:style-name="T13"><text:s text:c="4"/></text:span><text:span text:style-name="T13">windows if necessary.</text:span></text:p></draw:text-box></draw:frame><draw:custom-shape draw:style-name="gr5" draw:text-style-name="P16" svg:width="3.1669in" svg:height="0.5831in" svg:x="1.3854in" svg:y="1.1043in"><text:p/><draw:enhanced-geometry svg:viewBox="0 0 4560 839" draw:type="non-primitive" draw:enhanced-path="M 4560 0  C 4405 266 4250 533 3615 655  C 2980 777 1352 839 750 730  C 148 621 74 310 0 0  N"/></draw:custom-shape></draw:g></text:p>
      <text:p text:style-name="P1"/>
      <text:p text:style-name="P1"/>
      <text:p text:style-name="P1"/>
      <text:p text:style-name="P1"/>
      <text:p text:style-name="P1"/>
      <text:p text:style-name="P1"/>
      <text:p text:style-name="P1"/>
      <text:p text:style-name="P1"/>
      <text:p text:style-name="P1"/>
      <text:p text:style-name="P1"/>
      <text:list xml:id="list43706141" text:continue-numbering="true" text:style-name="WW8Num1">
        <text:list-item>
          <text:list>
            <text:list-item>
              <text:p text:style-name="P10">Overflow the memory list (look up 11 words) and make sure the first word is cut out.</text:p>
            </text:list-item>
            <text:list-item>
              <text:p text:style-name="P10">Add five custom words to the memory list.</text:p>
            </text:list-item>
            <text:list-item>
              <text:p text:style-name="P10">Type a custom word using F1. Type another one. Make sure left/right/del work properly between these words. </text:p>
            </text:list-item>
            <text:list-item>
              <text:p text:style-name="P10">Type “ko”, space, then hit F1, then the language hotkey. Hit the language hotkey again and hit “u”. Make sure the help keyboard is not still in effec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UniMM" svg:font-family="UniMM, Padauk"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N. Hetu</meta:initial-creator>
    <meta:creation-date>2008-05-18T15:37:00</meta:creation-date>
    <dc:creator>sethhetu</dc:creator>
    <dc:date>2010-01-25T20:58:00</dc:date>
    <meta:editing-cycles>278</meta:editing-cycles>
    <meta:editing-duration>PT09H06M00S</meta:editing-duration>
    <meta:document-statistic meta:table-count="0" meta:image-count="0" meta:object-count="0" meta:page-count="6" meta:paragraph-count="135" meta:word-count="2004" meta:character-count="10529"/>
    <meta:generator>OpenOffice.org/3.2$Win32 OpenOffice.org_project/320m18$Build-9502</meta:generator>
  </office:meta>
</office:document-meta>
</file>